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20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2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</text:p>
      <text:p text:style-name="P2"/>
      <text:list xml:id="list1706570728789339349" text:style-name="L1">
        <text:list-header>
          <text:p text:style-name="P3">Notes: </text:p>
        </text:list-header>
        <text:list-item>
          <text:p text:style-name="P3">Actually write down the code that is wrong and the fix.</text:p>
          <text:p text:style-name="P3">February 20, 2017</text:p>
        </text:list-item>
        <text:list-item>
          <text:p text:style-name="P3">Bug found that the comparisons are wrongly being selected. Need to change code [x]</text:p>
        </text:list-item>
        <text:list-item>
          <text:p text:style-name="P3">found that if one of the fighter boxes scores are empty it chooses that one [x]</text:p>
        </text:list-item>
        <text:list-item>
          <text:p text:style-name="P3">need to fix if there is a player and doesn't have a contestant to fight[x]</text:p>
        </text:list-item>
        <text:list-item>
          <text:p text:style-name="P3">loserstorage is only taking one variable [x]</text:p>
          <text:p text:style-name="P3">February 26, 2017</text:p>
        </text:list-item>
        <text:list-item>
          <text:p text:style-name="P3">bug found when there are four in kumite: it will place somebody against nothing. Same with six [x] added more comparisons</text:p>
        </text:list-item>
        <text:list-item>
          <text:p text:style-name="P3">found a problem with 10 players get undefined after round 1 [x] wrong variable</text:p>
        </text:list-item>
        <text:list-item>
          <text:p text:style-name="P3">10 player doing the same as 4 and 6 players [x] added more comparisons</text:p>
          <text:p text:style-name="P3">March 13, 2017</text:p>
        </text:list-item>
        <text:list-item>
          <text:p text:style-name="P3">Figure out problem with odd (even?) numbers like 10 players and 18 players. Like a pre-round [x] (Going to need to do a randomization)</text:p>
          <text:p text:style-name="P3">March 16, 2017</text:p>
        </text:list-item>
        <text:list-item>
          <text:p text:style-name="P3">fixed server response. I actually needed to do localhost instead of it's ip address since the php file was already on the server[x]</text:p>
        </text:list-item>
        <text:list-item>
          <text:p text:style-name="P3">Kata was being updated when doing kumite [x] SQL statement was accidentally written wrong. Changed “Kata” to kumite.</text:p>
          <text:p text:style-name="P3">March 26, 2017</text:p>
        </text:list-item>
        <text:list-item>
          <text:p text:style-name="P3">Parse not working for the returned value [x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chariah Alber</meta:initial-creator>
    <meta:creation-date>2017-02-20T18:03:35</meta:creation-date>
    <dc:date>2017-03-30T02:58:10.19</dc:date>
    <meta:editing-duration>PT14H3M54S</meta:editing-duration>
    <meta:editing-cycles>23</meta:editing-cycles>
    <meta:generator>OpenOffice/4.1.1$Win32 OpenOffice.org_project/411m6$Build-9775</meta:generator>
    <dc:creator>Zachariah Alber</dc:creator>
    <meta:document-statistic meta:table-count="0" meta:image-count="0" meta:object-count="0" meta:page-count="1" meta:paragraph-count="19" meta:word-count="220" meta:character-count="1133"/>
  </office:meta>
</office:document-meta>
</file>